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23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Where can you apply NSG's at layer 3 (Networking)</text:p>
      <text:p text:style-name="Standard"><text:s text:c="4"/>Subnets</text:p>
      <text:p text:style-name="Standard"><text:s text:c="4"/>Nic</text:p>
      <text:p text:style-name="Standard"/>
      <text:p text:style-name="Standard">#Name the primary difference between a D and DS series VM</text:p>
      <text:p text:style-name="Standard"><text:s text:c="4"/>DS uses premium storage (ssd)</text:p>
      <text:p text:style-name="Standard"><text:s text:c="8"/>*Think of the S as SSD</text:p>
      <text:p text:style-name="Standard"/>
      <text:p text:style-name="Standard">#What are quota limitations?</text:p>
      <text:p text:style-name="Standard"><text:s text:c="4"/>Resource limitations placed by Microsoft. Example, you can have 20 VCPU's per subscription</text:p>
      <text:p text:style-name="Standard"/>
      <text:p text:style-name="Standard">#What two endpoints are created by default on Windows instances?</text:p>
      <text:p text:style-name="Standard"><text:s text:c="4"/>Powershell</text:p>
      <text:p text:style-name="Standard"><text:s text:c="4"/>Remote Desktop (RDP)</text:p>
      <text:p text:style-name="Standard"/>
      <text:p text:style-name="Standard">#Powershell commands to run ARM-based virtual machines?</text:p>
      <text:p text:style-name="Standard"><text:s text:c="4"/>Get-AzVM</text:p>
      <text:p text:style-name="Standard"><text:s text:c="4"/>Get-AzureVM</text:p>
      <text:p text:style-name="Standard"/>
      <text:p text:style-name="Standard">#Name the VPN gateway SKUs</text:p>
      <text:p text:style-name="Standard"><text:s text:c="4"/>Basic</text:p>
      <text:p text:style-name="Standard"><text:s text:c="4"/>VPNgw1, VPNgw2, VPNgw3</text:p>
      <text:p text:style-name="Standard"/>
      <text:p text:style-name="Standard">#Name two virtual machine extensions offered by Microsoft?</text:p>
      <text:p text:style-name="Standard"><text:s text:c="4"/>Automation DSC</text:p>
      <text:p text:style-name="Standard"><text:s text:c="4"/>Custom Script Agent</text:p>
      <text:p text:style-name="Standard"/>
      <text:p text:style-name="Standard">#Primary risk to using the temporary drive on a virtual machine instance?</text:p>
      <text:p text:style-name="Standard"><text:s text:c="4"/>Storage is ephemeral - the data does not persist through a reboot</text:p>
      <text:p text:style-name="Standard"/>
      <text:p text:style-name="Standard">#What is the VM standard managed disk input/output?</text:p>
      <text:p text:style-name="Standard"><text:s text:c="4"/>50,000</text:p>
      <text:p text:style-name="Standard"/>
      <text:p text:style-name="Standard">#List the available storage devices within a storage account</text:p>
      <text:p text:style-name="Standard"><text:s text:c="4"/>Blob, table, queue, file</text:p>
      <text:p text:style-name="Standard"/>
      <text:p text:style-name="Standard">#Name 3 types of PaaS offered by AzureVM</text:p>
      <text:p text:style-name="Standard"><text:s text:c="4"/>SQL database</text:p>
      <text:p text:style-name="Standard"><text:s text:c="4"/>Azure Container services (instances)</text:p>
      <text:p text:style-name="Standard"><text:s text:c="4"/>Operating systems</text:p>
      <text:p text:style-name="Standard"/>
      <text:p text:style-name="Standard">#Name IaaS offered by Azure:</text:p>
      <text:p text:style-name="Standard"><text:s text:c="4"/>Compute, storage, networking</text:p>
      <text:p text:style-name="Standard"/>
      <text:p text:style-name="Standard">#Name SaaS offered by Azure:</text:p>
      <text:p text:style-name="Standard"><text:s text:c="4"/>Hosted applications, Office365</text:p>
      <text:p text:style-name="Standard"/>
      <text:p text:style-name="Standard">#List primary ways an administrator can lock down an Azure network at layer 3?</text:p>
      <text:p text:style-name="Standard"><text:s text:c="4"/>NSG's</text:p>
      <text:p text:style-name="Standard"><text:soft-page-break/><text:s text:c="4"/>Endpoint ACL's</text:p>
      <text:p text:style-name="Standard"/>
      <text:p text:style-name="Standard">#What is a scale set?</text:p>
      <text:p text:style-name="Standard"><text:s text:c="4"/>Configuration used to manage a group of identical load balanced VM's and provides high availability</text:p>
      <text:p text:style-name="Standard"/>
      <text:p text:style-name="Standard">#What is autoscaling?</text:p>
      <text:p text:style-name="Standard"><text:s text:c="4"/>Autoscaling allows a a scale set to expand horizontally as resources reach a certain threshold or at a certain point in time.</text:p>
      <text:p text:style-name="Standard"/>
      <text:p text:style-name="Standard">#Difference between Azure AD and Azure Acitive Directory Domain?</text:p>
      <text:p text:style-name="Standard"><text:s text:c="4"/>Azure AD is fully managed in the cloud, Azure Active Directory Domain is used to integrete on-premise AD with Azure</text:p>
      <text:p text:style-name="Standard"/>
      <text:p text:style-name="Standard">PIM = Privileged Identity Management</text:p>
      <text:p text:style-name="Standard"><text:s text:c="4"/>Allows you to assign permissions permanently or time-based</text:p>
      <text:p text:style-name="Standard"/>
      <text:p text:style-name="Standard">#What are the different cloud deployment models?</text:p>
      <text:p text:style-name="Standard"><text:s text:c="4"/>Public cloud, private cloud, hybrid cloud</text:p>
      <text:p text:style-name="Standard"/>
      <text:p text:style-name="Standard">#What are roles and why do we use them?</text:p>
      <text:p text:style-name="Standard"><text:s text:c="4"/>There are 3 types of roles in Azure - Web, Worker, and VM. Web roles deploy websites, worker roles execute background tasks, </text:p>
      <text:p text:style-name="Standard"><text:s text:c="4"/>and VM roles are used to schedule tasks and other windows services and to customize the machine on which the web and worker role</text:p>
      <text:p text:style-name="Standard"><text:s text:c="4"/>is running.</text:p>
      <text:p text:style-name="Standard"/>
      <text:p text:style-name="Standard">#What would you use to connect Active Directory Domain Services on premise to Azure AD?</text:p>
      <text:p text:style-name="Standard"><text:s text:c="4"/>AD Connect</text:p>
      <text:p text:style-name="Standard"><text:s text:c="8"/>-Offers synchronization services, AD Federation Services, Health monitoring</text:p>
      <text:p text:style-name="Standard"/>
      <text:p text:style-name="Standard">#What is a deployment slot?</text:p>
      <text:p text:style-name="Standard"><text:s text:c="4"/>Stage environments - essentially a copy of the live environment that can be flipped to production</text:p>
      <text:p text:style-name="Standard"/>
      <text:p text:style-name="Standard">VIRTUAL MACHINES:</text:p>
      <text:p text:style-name="Standard"/>
      <text:p text:style-name="Standard">A - Basic </text:p>
      <text:p text:style-name="Standard"><text:s text:c="4"/>Basic version of the A series for testing and <text:span text:style-name="T1">development</text:span></text:p>
      <text:p text:style-name="Standard">A - Standard</text:p>
      <text:p text:style-name="Standard"><text:s text:c="4"/>General-purpose VMs</text:p>
      <text:p text:style-name="Standard">B - Burstable</text:p>
      <text:p text:style-name="Standard"><text:s text:c="4"/>Instances that can burst to full capacity of the CPU when needed</text:p>
      <text:p text:style-name="Standard"><text:s text:c="8"/>-Stores credits during the time the CPU is not being fully utilized. Credits are used to burst the CPU. <text:s text:c="7"/></text:p>
      <text:p text:style-name="Standard">D - General Purpose</text:p>
      <text:p text:style-name="Standard"><text:s text:c="4"/>Built for enterprise applications. DS Instances offer SSD storage</text:p>
      <text:p text:style-name="Standard"><text:s text:c="8"/>-Dsv3 VM's are identifiable by the number following the D. Standard_D2_v3 has 2 cores with 8GB RAM. Standard_D4_v3 has 4 cores</text:p>
      <text:p text:style-name="Standard"><text:s text:c="8"/>16GB RAM. D8 has 8 cores, 32GB, etc. Always a 1:4 ratio between cores and RAM.</text:p>
      <text:p text:style-name="Standard">E - Memory Optimized</text:p>
      <text:p text:style-name="Standard"><text:soft-page-break/><text:s text:c="4"/>High memory-to-CPU core ratio. ES instances offer SSD storage.</text:p>
      <text:p text:style-name="Standard">F - CPU Optimized</text:p>
      <text:p text:style-name="Standard"><text:s text:c="4"/>High CPU core-to-memory ratio. FS instances offer SSD storage.</text:p>
      <text:p text:style-name="Standard">G - Godzilla</text:p>
      <text:p text:style-name="Standard"><text:s text:c="4"/>Very large instances ideal for large databases and big data use c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4:37:25.335000000</meta:creation-date>
    <dc:date>2019-04-01T14:38:18.688000000</dc:date>
    <meta:editing-duration>PT53S</meta:editing-duration>
    <meta:editing-cycles>1</meta:editing-cycles>
    <meta:document-statistic meta:table-count="0" meta:image-count="0" meta:object-count="0" meta:page-count="3" meta:paragraph-count="74" meta:word-count="538" meta:character-count="3450" meta:non-whitespace-character-count="2780"/>
    <meta:generator>LibreOffice/6.0.4.2$Windows_X86_64 LibreOffice_project/9b0d9b32d5dcda91d2f1a96dc04c645c450872bf</meta:generator>
  </office:meta>
</office:document-meta>
</file>